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/>
    </style:style>
    <style:style style:name="T1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" style:parent-style-name="Основнойшрифтабзаца" style:family="text">
      <style:text-properties style:font-name="Times New Roman" style:font-name-complex="Times New Roman"/>
    </style:style>
    <style:style style:name="T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Times New Roman" style:font-name-complex="Times New Roman" fo:language="ru" fo:country="RU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style:font-name="Times New Roman" style:font-name-complex="Times New Roman" fo:language="ru" fo:country="RU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imes New Roman" style:font-name-complex="Times New Roma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 fo:language="ru" fo:country="RU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style:font-name-complex="Times New Roman"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style:font-name-complex="Times New Roman"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style:font-name="Times New Roman" style:font-name-complex="Times New Roman" fo:language="ru" fo:country="RU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/>
    </style:style>
    <style:style style:name="T112" style:parent-style-name="Основнойшрифтабзаца" style:family="text">
      <style:text-properties style:font-name="Times New Roman" style:font-name-complex="Times New Roman" fo:language="ru" fo:country="RU"/>
    </style:style>
    <style:style style:name="P113" style:parent-style-name="TableContents" style:family="paragraph">
      <style:text-properties style:font-name="Times New Roman" style:font-name-complex="Times New Roman"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/>
    </style:style>
    <style:style style:name="T122" style:parent-style-name="Основнойшрифтабзаца" style:family="text">
      <style:text-properties style:font-name="Times New Roman" style:font-name-complex="Times New Roman" fo:language="ru" fo:country="RU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ru" fo:country="RU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 fo:language="ru" fo:country="RU"/>
    </style:style>
    <style:style style:name="P13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Кузьминов Филипп</text:span><text:span text:style-name="T10">,<text:s/></text:span><text:span text:style-name="T11">devref</text:span><text:span text:style-name="T12">@</text:span><text:span text:style-name="T13">rambler</text:span><text:span text:style-name="T14">.</text:span><text:span text:style-name="T15">ru</text:span></text:p>
          </table:table-cell>
        </table:table-row>
        <table:table-row table:style-name="TableRow16">
          <table:table-cell table:style-name="TableCell17" table:number-columns-spanned="2">
            <text:p text:style-name="P18">Java</text:p>
          </table:table-cell>
          <table:covered-table-cell/>
        </table:table-row>
        <table:table-row table:style-name="TableRow19">
          <table:table-cell table:style-name="TableCell20">
            <text:p text:style-name="P21">Что такое переопределение метода?</text:p>
          </table:table-cell>
          <table:table-cell table:style-name="TableCell22">
            <text:p text:style-name="P23">Переопределение метода позволяет изменять его реализацию в классе, имплементирующим интерфейс или расширяющим родительский класс.</text:p>
          </table:table-cell>
        </table:table-row>
        <table:table-row table:style-name="TableRow24">
          <table:table-cell table:style-name="TableCell25">
            <text:p text:style-name="P26">Какие бывают виды классов?</text:p>
          </table:table-cell>
          <table:table-cell table:style-name="TableCell27">
            <text:p text:style-name="TableContents"><text:span text:style-name="T28">Обычный класс (в т.ч. Абстрактный, финализированный), Интерфейс,<text:s/></text:span><text:span text:style-name="T29">Enum</text:span><text:span text:style-name="T30"><text:s/>(перечисление), Вложенный (с</text:span><text:span text:style-name="T31">татический, простой, локальный, анонимный)</text:span></text:p>
          </table:table-cell>
        </table:table-row>
        <table:table-row table:style-name="TableRow32">
          <table:table-cell table:style-name="TableCell33">
            <text:p text:style-name="TableContents"><text:span text:style-name="T34">Как и зачем можно использовать модификатор<text:s/></text:span>final<text:span text:style-name="T35">?</text:span></text:p>
          </table:table-cell>
          <table:table-cell table:style-name="TableCell36">
            <text:p text:style-name="TableContents"><text:span text:style-name="T37">В классе – для запрета наследования; в методе – для запрета переопределения; в конструкторе – для запрета создания экземпляра класса; на поле – для единой инициал</text:span><text:span text:style-name="T38">изации без возможности его изменения (при этом состояние объекта менять можно); на поле +<text:s/></text:span><text:span text:style-name="T39">static</text:span><text:span text:style-name="T40"><text:s/>– делаем константу.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варианты использования ключевого слова<text:s/></text:span>try<text:span text:style-name="T44">?</text:span></text:p>
          </table:table-cell>
          <table:table-cell table:style-name="TableCell45">
            <text:p text:style-name="P46">Try-catch; try-finally; try-with-resourses.</text:p>
          </table:table-cell>
        </table:table-row>
        <table:table-row table:style-name="TableRow47">
          <table:table-cell table:style-name="TableCell48">
            <text:p text:style-name="TableContents"><text:span text:style-name="T49">Какие есть стандартные реализации<text:s/></text:span><text:span text:style-name="T50">интерфейса<text:s/></text:span>List<text:span text:style-name="T51"><text:s/>и в каких ситуациях их нужно использовать?</text:span></text:p>
          </table:table-cell>
          <table:table-cell table:style-name="TableCell52">
            <text:p text:style-name="TableContents"><text:span text:style-name="T53">ArrayList</text:span><text:span text:style-name="T54"><text:s/>– динамический список на основе массива. Упорядоченное добавление, доступ<text:s/></text:span><text:span text:style-name="T55">O</text:span><text:span text:style-name="T56">(1) к элементу по индексу, не очень эффективный при частых вставках и удалениях в середине списка (из-за необход</text:span><text:span text:style-name="T57">имости сдвига элементов).<text:s/></text:span><text:span text:style-name="T58">LinkedList</text:span><text:span text:style-name="T59"><text:s/>– двусвязный список. Доступ к элементу<text:s/></text:span><text:span text:style-name="T60">O</text:span><text:span text:style-name="T61">(</text:span><text:span text:style-name="T62">n</text:span><text:span text:style-name="T63">). Эффективней, чем<text:s/></text:span><text:span text:style-name="T64">ArraList</text:span><text:span text:style-name="T65"><text:s/>для частой вставки и удаления из середины (необходимо только переопределить ссылки). Не гарантирует упорядоченное добавление.<text:s/></text:span><text:span text:style-name="T66">Vector</text:span><text:span text:style-name="T67"><text:s/>– аналогичен<text:s/></text:span><text:span text:style-name="T68">ArraList</text:span><text:span text:style-name="T69">, но синхронизирован, что делает его потокобезопасным. Старый и достаточно медленный.<text:s/></text:span><text:span text:style-name="T70">CopyOnWriteArrayList</text:span><text:span text:style-name="T71"><text:s/>– потокобезопасный, использует копирование массива при модицикации. Работает быстрее, чем<text:s/></text:span><text:span text:style-name="T72">Vector</text:span><text:span text:style-name="T73">.</text:span></text:p>
          </table:table-cell>
        </table:table-row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P78">Стримы позволяют выполнять функциональный операции над коллекциями, такие как фильтрация, отображение, сортировка, сведение и т.д. Декларативный подход. Могут работать в параллельном режиме. Упрощают и сокращают написание кода. Функциональное<text:s/>программирование.</text:p>
          </table:table-cell>
        </table:table-row>
        <table:table-row table:style-name="TableRow79">
          <table:table-cell table:style-name="TableCell80" table:number-columns-spanned="2">
            <text:p text:style-name="P81">Разное</text:p>
          </table:table-cell>
          <table:covered-table-cell/>
        </table:table-row>
        <table:table-row table:style-name="TableRow82">
          <table:table-cell table:style-name="TableCell83">
            <text:p text:style-name="P84">Каким критериям должна удовлетворять «хорошая» хэш-функция?</text:p>
          </table:table-cell>
          <table:table-cell table:style-name="TableCell85">
            <text:p text:style-name="P86">Равномерное распределение, минимизация коллизий, быстродействие, детерминированность, устойчивость к изменениям, эффективность памяти, отсутствие обратной декодировки.</text:p>
          </table:table-cell>
        </table:table-row>
        <text:soft-page-break/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UTF<text:span text:style-name="T90">-8?</text:span></text:p>
          </table:table-cell>
          <table:table-cell table:style-name="TableCell91">
            <text:p text:style-name="TableContents"><text:span text:style-name="T92">Универсальность, совместимость с<text:s/></text:span><text:span text:style-name="T93">ASCII</text:span><text:span text:style-name="T94">, эффективность, поддержка веб-технологий, многоязычная поддержка, стандарт.</text:span></text:p>
          </table:table-cell>
        </table:table-row>
        <table:table-row table:style-name="TableRow95">
          <table:table-cell table:style-name="TableCell96">
            <text:p text:style-name="TableContents"><text:span text:style-name="T97">Сравните форматы<text:s/></text:span>XML<text:span text:style-name="T98"><text:s/>и<text:s/></text:span>JSON<text:span text:style-name="T99">. Когда какой использовать?</text:span></text:p>
          </table:table-cell>
          <table:table-cell table:style-name="TableCell100">
            <text:p text:style-name="TableContents"><text:span text:style-name="T101">XML</text:span><text:span text:style-name="T102">: тэги,<text:s/></text:span><text:span text:style-name="T103">сложность синтаксиса, широко используется в старых системах и веб-сервисах, поддерживает схемы для описания структур данных. Использование: важна структурированность данных, работа с большими объемами данных, при интеграции с<text:s/></text:span><text:span text:style-name="T104">legacy</text:span><text:span text:style-name="T105">-системами.<text:s/></text:span><text:span text:style-name="T106">JSON</text:span><text:span text:style-name="T107">: просто</text:span><text:span text:style-name="T108">та, читаемость, поддержка современных веб-технологий, ключ-значение. Использование: для передачи данных между клиентом и веб-приложением, при работе с<text:s/></text:span><text:span text:style-name="T109">API</text:span><text:span text:style-name="T110"><text:s/>(напр.<text:s/></text:span><text:span text:style-name="T111">REST</text:span><text:span text:style-name="T112">), хранение конфигураций или простых структурированных данных.</text:span></text:p>
            <text:p text:style-name="P113">Выбор зависит от конкретной<text:s/>ситуации.</text:p>
          </table:table-cell>
        </table:table-row>
        <table:table-row table:style-name="TableRow114">
          <table:table-cell table:style-name="TableCell115">
            <text:p text:style-name="TableContents"><text:span text:style-name="T116">Опишите что будет происходить «под капотом» после ввода адреса сайта в браузере и нажатия<text:s/></text:span>Enter<text:span text:style-name="T117">?</text:span></text:p>
          </table:table-cell>
          <table:table-cell table:style-name="TableCell118">
            <text:p text:style-name="TableContents"><text:span text:style-name="T119">DNS</text:span><text:span text:style-name="T120">-резольвер (разрешение и отправка запроса<text:s/></text:span><text:span text:style-name="T121">DNS</text:span><text:span text:style-name="T122">-серверу для получения<text:s/></text:span><text:span text:style-name="T123">IP</text:span><text:span text:style-name="T124">). Установка<text:s/></text:span><text:span text:style-name="T125">TCP</text:span><text:span text:style-name="T126">-соединения. Отправка<text:s/></text:span><text:span text:style-name="T127">HTTP</text:span><text:span text:style-name="T128">-запроса (</text:span><text:span text:style-name="T129">GET</text:span><text:span text:style-name="T130">,<text:s/></text:span><text:span text:style-name="T131">Post</text:span><text:span text:style-name="T132"><text:s/>и т.д.). Обр</text:span><text:span text:style-name="T133">аботка запроса на сервере. Передача данных от сервера браузеру. Отображение страницы. Закрытие соединения.<text:s/></text:span></text:p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~BOSS~</dc:creator>
    <meta:creation-date>2017-10-20T23:40:00Z</meta:creation-date>
    <dc:date>2024-06-02T18:54:00Z</dc:date>
    <meta:template xlink:href="Normal" xlink:type="simple"/>
    <meta:editing-cycles>17</meta:editing-cycles>
    <meta:editing-duration>PT2640S</meta:editing-duration>
    <meta:document-statistic meta:page-count="2" meta:paragraph-count="6" meta:word-count="498" meta:character-count="3334" meta:row-count="23" meta:non-whitespace-character-count="2842"/>
  </office:meta>
</office:document-meta>
</file>